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9pt" officeooo:paragraph-rsid="001eaa41" style:font-size-asian="9pt" style:font-size-complex="9pt"/>
    </style:style>
    <style:style style:name="P2" style:family="paragraph" style:parent-style-name="Standard">
      <style:text-properties style:use-window-font-color="true" loext:opacity="0%" fo:font-size="9pt" fo:font-weight="normal" officeooo:rsid="002d537e" officeooo:paragraph-rsid="002d537e" style:font-size-asian="9pt" style:font-weight-asian="normal" style:font-size-complex="9pt" style:font-weight-complex="normal"/>
    </style:style>
    <style:style style:name="P3" style:family="paragraph" style:parent-style-name="Standard">
      <style:text-properties style:use-window-font-color="true" loext:opacity="0%" fo:font-size="9pt" fo:font-weight="normal" officeooo:rsid="001eaa41" officeooo:paragraph-rsid="001eaa41" style:font-size-asian="9pt" style:font-weight-asian="normal" style:font-size-complex="9pt" style:font-weight-complex="normal"/>
    </style:style>
    <style:style style:name="P4" style:family="paragraph" style:parent-style-name="Standard">
      <style:text-properties style:use-window-font-color="true" loext:opacity="0%" fo:font-size="9pt" fo:font-weight="normal" officeooo:rsid="002d537e" officeooo:paragraph-rsid="001eaa41" style:font-size-asian="9pt" style:font-weight-asian="normal" style:font-size-complex="9pt" style:font-weight-complex="normal"/>
    </style:style>
    <style:style style:name="P5" style:family="paragraph" style:parent-style-name="Standard">
      <style:text-properties fo:color="#158466" loext:opacity="100%" fo:font-size="9pt" fo:font-weight="normal" officeooo:rsid="002f8847" officeooo:paragraph-rsid="002f8847" style:font-size-asian="9pt" style:font-weight-asian="normal" style:font-size-complex="9pt" style:font-weight-complex="normal"/>
    </style:style>
    <style:style style:name="P6" style:family="paragraph" style:parent-style-name="Standard">
      <style:text-properties style:use-window-font-color="true" loext:opacity="0%" fo:font-size="9pt" fo:font-weight="normal" officeooo:rsid="002f8847" officeooo:paragraph-rsid="00337097" style:font-size-asian="9pt" style:font-weight-asian="normal" style:font-size-complex="9pt" style:font-weight-complex="normal"/>
    </style:style>
    <style:style style:name="P7" style:family="paragraph" style:parent-style-name="Standard">
      <style:text-properties style:use-window-font-color="true" loext:opacity="0%" fo:font-size="9pt" fo:font-weight="normal" officeooo:rsid="002f8847" officeooo:paragraph-rsid="00319afb" style:font-size-asian="9pt" style:font-weight-asian="normal" style:font-size-complex="9pt" style:font-weight-complex="normal"/>
    </style:style>
    <style:style style:name="P8" style:family="paragraph" style:parent-style-name="Standard">
      <style:text-properties style:use-window-font-color="true" loext:opacity="0%" fo:font-size="9pt" fo:font-weight="normal" officeooo:rsid="002f8847" officeooo:paragraph-rsid="00359dc4" style:font-size-asian="9pt" style:font-weight-asian="normal" style:font-size-complex="9pt" style:font-weight-complex="normal"/>
    </style:style>
    <style:style style:name="P9" style:family="paragraph" style:parent-style-name="Standard">
      <style:text-properties style:use-window-font-color="true" loext:opacity="0%" fo:font-size="9pt" fo:font-weight="normal" officeooo:rsid="002f8847" officeooo:paragraph-rsid="002f8847" style:font-size-asian="9pt" style:font-weight-asian="normal" style:font-size-complex="9pt" style:font-weight-complex="normal"/>
    </style:style>
    <style:style style:name="P10" style:family="paragraph" style:parent-style-name="Standard">
      <style:text-properties style:use-window-font-color="true" loext:opacity="0%" fo:font-size="9pt" fo:font-weight="normal" officeooo:rsid="00319afb" officeooo:paragraph-rsid="00337097" style:font-size-asian="9pt" style:font-weight-asian="normal" style:font-size-complex="9pt" style:font-weight-complex="normal"/>
    </style:style>
    <style:style style:name="P11" style:family="paragraph" style:parent-style-name="Standard">
      <style:text-properties style:use-window-font-color="true" loext:opacity="0%" fo:font-size="9pt" fo:font-weight="normal" officeooo:rsid="002f8847" officeooo:paragraph-rsid="003503cb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158466" loext:opacity="100%" fo:font-size="9pt" fo:font-weight="normal" officeooo:rsid="003503cb" officeooo:paragraph-rsid="003503cb" style:font-size-asian="9pt" style:font-weight-asian="normal" style:font-size-complex="9pt" style:font-weight-complex="normal"/>
    </style:style>
    <style:style style:name="P13" style:family="paragraph" style:parent-style-name="Standard">
      <style:text-properties style:use-window-font-color="true" loext:opacity="0%" fo:font-size="9pt" fo:font-weight="normal" officeooo:rsid="003503cb" officeooo:paragraph-rsid="003503cb" style:font-size-asian="9pt" style:font-weight-asian="normal" style:font-size-complex="9pt" style:font-weight-complex="normal"/>
    </style:style>
    <style:style style:name="P14" style:family="paragraph" style:parent-style-name="Standard">
      <style:text-properties fo:font-size="9pt" fo:font-weight="normal" officeooo:rsid="003503cb" officeooo:paragraph-rsid="003503cb" style:font-size-asian="9pt" style:font-weight-asian="normal" style:font-size-complex="9pt" style:font-weight-complex="normal"/>
    </style:style>
    <style:style style:name="P15" style:family="paragraph" style:parent-style-name="Standard">
      <style:text-properties fo:font-size="9pt" fo:font-weight="normal" officeooo:rsid="002cf10c" officeooo:paragraph-rsid="002cf10c" style:font-size-asian="9pt" style:font-weight-asian="normal" style:font-size-complex="9pt" style:font-weight-complex="normal"/>
    </style:style>
    <style:style style:name="P16" style:family="paragraph" style:parent-style-name="Standard">
      <style:text-properties fo:font-size="9pt" fo:font-weight="normal" officeooo:rsid="001eaa41" officeooo:paragraph-rsid="001eaa41" style:font-size-asian="9pt" style:font-weight-asian="normal" style:font-size-complex="9pt" style:font-weight-complex="normal"/>
    </style:style>
    <style:style style:name="P17" style:family="paragraph" style:parent-style-name="Standard">
      <style:text-properties fo:font-size="9pt" fo:font-weight="bold" officeooo:rsid="001eaa41" officeooo:paragraph-rsid="001eaa41" style:font-size-asian="9pt" style:font-weight-asian="bold" style:font-size-complex="9pt" style:font-weight-complex="bold"/>
    </style:style>
    <style:style style:name="P18" style:family="paragraph" style:parent-style-name="Standard">
      <style:text-properties fo:font-size="9pt" fo:font-weight="bold" officeooo:rsid="001b6573" officeooo:paragraph-rsid="001eaa41" style:font-size-asian="9pt" style:font-weight-asian="bold" style:font-size-complex="9pt" style:font-weight-complex="bold"/>
    </style:style>
    <style:style style:name="T1" style:family="text">
      <style:text-properties fo:color="#158466" loext:opacity="100%" fo:font-weight="normal" officeooo:rsid="001b6573" style:font-weight-asian="normal" style:font-weight-complex="normal"/>
    </style:style>
    <style:style style:name="T2" style:family="text">
      <style:text-properties fo:color="#158466" loext:opacity="100%" fo:font-weight="normal" officeooo:rsid="002a49c6" style:font-weight-asian="normal" style:font-weight-complex="normal"/>
    </style:style>
    <style:style style:name="T3" style:family="text">
      <style:text-properties fo:color="#158466" loext:opacity="100%" fo:font-weight="normal" officeooo:rsid="003503cb" style:font-weight-asian="normal" style:font-weight-complex="normal"/>
    </style:style>
    <style:style style:name="T4" style:family="text">
      <style:text-properties officeooo:rsid="0038c58a"/>
    </style:style>
    <style:style style:name="T5" style:family="text">
      <style:text-properties officeooo:rsid="002cf10c"/>
    </style:style>
    <style:style style:name="T6" style:family="text">
      <style:text-properties officeooo:rsid="002d537e"/>
    </style:style>
    <style:style style:name="T7" style:family="text">
      <style:text-properties fo:color="#2a6099" loext:opacity="100%" officeooo:rsid="002d537e"/>
    </style:style>
    <style:style style:name="T8" style:family="text">
      <style:text-properties officeooo:rsid="002f8847"/>
    </style:style>
    <style:style style:name="T9" style:family="text">
      <style:text-properties officeooo:rsid="00319afb"/>
    </style:style>
    <style:style style:name="T10" style:family="text">
      <style:text-properties style:use-window-font-color="true" loext:opacity="0%" officeooo:rsid="00319afb"/>
    </style:style>
    <style:style style:name="T11" style:family="text">
      <style:text-properties style:use-window-font-color="true" loext:opacity="0%"/>
    </style:style>
    <style:style style:name="T12" style:family="text">
      <style:text-properties fo:color="#2a6099" loext:opacity="100%" officeooo:rsid="00337097"/>
    </style:style>
    <style:style style:name="T13" style:family="text">
      <style:text-properties officeooo:rsid="00313608"/>
    </style:style>
    <style:style style:name="T14" style:family="text">
      <style:text-properties officeooo:rsid="00337097"/>
    </style:style>
    <style:style style:name="T15" style:family="text">
      <style:text-properties fo:color="#2a6099" loext:opacity="100%" officeooo:rsid="00359dc4"/>
    </style:style>
    <style:style style:name="T16" style:family="text">
      <style:text-properties officeooo:rsid="002fe2c8"/>
    </style:style>
    <style:style style:name="T17" style:family="text">
      <style:text-properties officeooo:rsid="00343788"/>
    </style:style>
    <style:style style:name="T18" style:family="text">
      <style:text-properties fo:color="#2a6099" loext:opacity="100%" officeooo:rsid="003503cb"/>
    </style:style>
    <style:style style:name="T19" style:family="text">
      <style:text-properties officeooo:rsid="00359dc4"/>
    </style:style>
    <style:style style:name="T20" style:family="text">
      <style:text-properties fo:color="#158466" loext:opacity="100%"/>
    </style:style>
    <style:style style:name="T21" style:family="text">
      <style:text-properties fo:color="#2a609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umble</text:span><text:span text:style-name="T2">(</text:span><text:span text:style-name="T3">p,par</text:span><text:span text:style-name="T2">)</text:span><text:span text:style-name="T1"> : </text:span></text:p>
      <text:p text:style-name="P2"><text:tab/>modes<text:span text:style-name="T4">change</text:span> = [1,2]</text:p>
      <text:p text:style-name="P3"><text:tab/><text:span text:style-name="T5">p.angle = random angle</text:span></text:p>
      <text:p text:style-name="P3"><text:tab/><text:span text:style-name="T5">p.t_tumble += time given by a poissonian distrib.</text:span></text:p>
      <text:p text:style-name="P3"><text:tab/><text:span text:style-name="T5">p.mode = </text:span><text:span text:style-name="T6">modes[p.modes-2] </text:span><text:span text:style-name="T7"># 1 → 2 &amp; 2 → 1</text:span></text:p>
      <text:p text:style-name="P4"><text:tab/><text:span text:style-name="T8">return</text:span></text:p>
      <text:p text:style-name="P4"/>
      <text:p text:style-name="P5">evolve() : Idem</text:p>
      <text:p text:style-name="P5"/>
      <text:p text:style-name="P5">move(p,par, <text:span text:style-name="T9">t1, t2</text:span>) :</text:p>
      <text:p text:style-name="P5"><text:tab/><text:span text:style-name="T10">Deltat = t2 - t1</text:span></text:p>
      <text:p text:style-name="P5"><text:tab/><text:span text:style-name="T11">if p.</text:span><text:span text:style-name="T10">mode</text:span><text:span text:style-name="T11"> == 1 : (</text:span><text:span text:style-name="T10">linear</text:span><text:span text:style-name="T11">) </text:span></text:p>
      <text:p text:style-name="P6"><text:tab/><text:tab/><text:span text:style-name="T12"># This applies on the case of a run type balistic and with rot dif</text:span></text:p>
      <text:p text:style-name="P7"><text:tab/><text:tab/><text:span text:style-name="T9">vec = (cos(p.angle),sin(p.angle))</text:span></text:p>
      <text:p text:style-name="P8"><text:tab/><text:tab/><text:span text:style-name="T13">p.x += </text:span><text:span text:style-name="T9">v</text:span><text:span text:style-name="T14">1</text:span><text:span text:style-name="T13"> * </text:span><text:span text:style-name="T9">Deltat </text:span><text:span text:style-name="T13">* vec<text:tab/></text:span><text:span text:style-name="T15"># v1 = par.v[p.mode-1]</text:span></text:p>
      <text:p text:style-name="P9"><text:tab/><text:tab/><text:span text:style-name="T16">if p.</text:span><text:span text:style-name="T17">indifrot</text:span><text:span text:style-name="T16"> == </text:span><text:span text:style-name="T17">1</text:span><text:span text:style-name="T16"> : (rot</text:span><text:span text:style-name="T9">diff</text:span><text:span text:style-name="T16">) </text:span><text:span text:style-name="T18"># This applies only on rotdif case</text:span></text:p>
      <text:p text:style-name="P7"><text:tab/><text:tab/><text:tab/><text:span text:style-name="T9">gaussr = </text:span><text:span text:style-name="T14">gaussian </text:span><text:span text:style-name="T9">white noise</text:span></text:p>
      <text:p text:style-name="P7"><text:tab/><text:tab/><text:tab/><text:span text:style-name="T9">Drnoise = sqrt(2 * Dr</text:span><text:span text:style-name="T14">1</text:span><text:span text:style-name="T9"> * </text:span><text:span text:style-name="T14">Deltat) </text:span><text:span text:style-name="T15"># Dr1 = par.Dr[p.mode-1]</text:span></text:p>
      <text:p text:style-name="P7"><text:tab/><text:tab/><text:tab/><text:span text:style-name="T14">p.angle += Drnoise * gaussr</text:span></text:p>
      <text:p text:style-name="P7"><text:tab/><text:span text:style-name="T14">if p.mode == 2 : (circular)</text:span></text:p>
      <text:p text:style-name="P7"><text:tab/><text:tab/><text:span text:style-name="T12"># This applies on the case of a run type balistic and with rot dif</text:span></text:p>
      <text:p text:style-name="P6"><text:tab/><text:tab/><text:span text:style-name="T13">sign</text:span><text:span text:style-name="T16"> = random choice between {-1,1}</text:span></text:p>
      <text:p text:style-name="P6"><text:tab/><text:tab/><text:span text:style-name="T9">p.angle </text:span><text:span text:style-name="T14">+</text:span><text:span text:style-name="T9">= sign * p.omega(p.mode – 1) * Deltat</text:span></text:p>
      <text:p text:style-name="P10"><text:tab/><text:tab/>vec = (cos(p.angle),sin(p.angle))</text:p>
      <text:p text:style-name="P6"><text:tab/><text:tab/><text:span text:style-name="T13">p.x += </text:span><text:span text:style-name="T9">v2</text:span><text:span text:style-name="T13"> * </text:span><text:span text:style-name="T9">Deltat</text:span><text:span text:style-name="T13"> * vec</text:span></text:p>
      <text:p text:style-name="P11"><text:tab/><text:tab/><text:span text:style-name="T9">if p.</text:span><text:span text:style-name="T17">indifrot</text:span><text:span text:style-name="T9"> == </text:span><text:span text:style-name="T17">1</text:span><text:span text:style-name="T9"> : (rotdif) </text:span><text:span text:style-name="T18"># This applies only on rotdif case</text:span></text:p>
      <text:p text:style-name="P9"><text:tab/><text:tab/><text:tab/><text:span text:style-name="T9">gaussr = </text:span><text:span text:style-name="T14">gaussian </text:span><text:span text:style-name="T9">white noise</text:span></text:p>
      <text:p text:style-name="P9"><text:tab/><text:tab/><text:tab/><text:span text:style-name="T9">Drnoise = sqrt(2 * Dr2 * </text:span><text:span text:style-name="T14">Deltat)</text:span></text:p>
      <text:p text:style-name="P9"><text:tab/><text:tab/><text:tab/><text:span text:style-name="T9">p.angle += </text:span><text:span text:style-name="T14">Drnoise * gaussr</text:span></text:p>
      <text:p text:style-name="P9"><text:tab/><text:span text:style-name="T19">return</text:span></text:p>
      <text:p text:style-name="P9"/>
      <text:p text:style-name="P9"/>
      <text:p text:style-name="P12">birtp(p,par) :</text:p>
      <text:p text:style-name="P12"><text:tab/><text:span text:style-name="T11">initialize array for trajectories</text:span></text:p>
      <text:p text:style-name="P13"><text:tab/><text:span text:style-name="T20">apply_BC</text:span></text:p>
      <text:p text:style-name="P13"><text:tab/><text:span text:style-name="T20">save_traj</text:span> first position in trajectory arrays</text:p>
      <text:p text:style-name="P13"><text:tab/><text:span text:style-name="T19">p.mode = 1 </text:span><text:span text:style-name="T15">(initialize particle at mode 1)</text:span></text:p>
      <text:p text:style-name="P13"><text:tab/>if par.tumbling_rate is not equal to 0 :<text:span text:style-name="T21"> </text:span><text:span text:style-name="T15">(there is no tumble)</text:span></text:p>
      <text:p text:style-name="P13"><text:tab/><text:tab/>p.t_tumble = run time from a proba distribution</text:p>
      <text:p text:style-name="P13"><text:tab/><text:tab/>for n in [1, n_traj] :</text:p>
      <text:p text:style-name="P13"><text:tab/><text:tab/><text:tab/>t1, t2 = (n-1) * par.dT, n * par.dT</text:p>
      <text:p text:style-name="P13"><text:tab/><text:tab/><text:span text:style-name="T20"><text:tab/>evolve(p,par,t1,t2)</text:span></text:p>
      <text:p text:style-name="P13"><text:tab/><text:tab/><text:tab/><text:span text:style-name="T20">save_traj(p,par,trajrel, trajabs,n)</text:span></text:p>
      <text:p text:style-name="P14"><text:span text:style-name="T20"><text:tab/></text:span><text:span text:style-name="T11">return trajrel, trajabs</text:span>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0:35:20.220467652</meta:creation-date>
    <dc:date>2025-12-08T16:39:05.255194894</dc:date>
    <meta:editing-duration>PT2H59M53S</meta:editing-duration>
    <meta:editing-cycles>14</meta:editing-cycles>
    <meta:generator>LibreOffice/25.2.3.2$Linux_X86_64 LibreOffice_project/520$Build-2</meta:generator>
    <meta:document-statistic meta:table-count="0" meta:image-count="0" meta:object-count="0" meta:page-count="1" meta:paragraph-count="40" meta:word-count="248" meta:character-count="1394" meta:non-whitespace-character-count="1117"/>
  </office:meta>
</office:document-meta>
</file>